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E0000001E038A8B562F8DE3493.png" manifest:media-type="image/png"/>
  <manifest:file-entry manifest:full-path="Pictures/1000020100000AE200000BB88CCB87018426202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0.9063in" fo:margin-left="0in" table:align="left"/>
    </style:style>
    <style:style style:name="Table4.A" style:family="table-column">
      <style:table-column-properties style:column-width="2.125in"/>
    </style:style>
    <style:style style:name="Table4.B" style:family="table-column">
      <style:table-column-properties style:column-width="0.8125in"/>
    </style:style>
    <style:style style:name="Table4.C" style:family="table-column">
      <style:table-column-properties style:column-width="0.9375in"/>
    </style:style>
    <style:style style:name="Table4.F" style:family="table-column">
      <style:table-column-properties style:column-width="0.625in"/>
    </style:style>
    <style:style style:name="Table4.K" style:family="table-column">
      <style:table-column-properties style:column-width="0.9063in"/>
    </style:style>
    <style:style style:name="Table4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K1" style:family="table-cell">
      <style:table-cell-properties fo:background-color="#eeeeee" fo:padding="0.0382in" fo:border="0.05pt solid #000000">
        <style:background-image/>
      </style:table-cell-properties>
    </style:style>
    <style:style style:name="Table2" style:family="table">
      <style:table-properties style:width="10.9063in" fo:margin-left="0in" table:align="left"/>
    </style:style>
    <style:style style:name="Table2.A" style:family="table-column">
      <style:table-column-properties style:column-width="2.125in"/>
    </style:style>
    <style:style style:name="Table2.B" style:family="table-column">
      <style:table-column-properties style:column-width="0.8125in"/>
    </style:style>
    <style:style style:name="Table2.C" style:family="table-column">
      <style:table-column-properties style:column-width="0.9375in"/>
    </style:style>
    <style:style style:name="Table2.F" style:family="table-column">
      <style:table-column-properties style:column-width="0.625in"/>
    </style:style>
    <style:style style:name="Table2.K" style:family="table-column">
      <style:table-column-properties style:column-width="0.906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K1" style:family="table-cell">
      <style:table-cell-properties fo:padding="0.0382in" fo:border="0.05pt solid #000000"/>
    </style:style>
    <style:style style:name="Table5" style:family="table">
      <style:table-properties style:width="10.9063in" fo:margin-left="0in" table:align="left"/>
    </style:style>
    <style:style style:name="Table5.A" style:family="table-column">
      <style:table-column-properties style:column-width="2.125in"/>
    </style:style>
    <style:style style:name="Table5.B" style:family="table-column">
      <style:table-column-properties style:column-width="0.8125in"/>
    </style:style>
    <style:style style:name="Table5.C" style:family="table-column">
      <style:table-column-properties style:column-width="0.9375in"/>
    </style:style>
    <style:style style:name="Table5.F" style:family="table-column">
      <style:table-column-properties style:column-width="0.625in"/>
    </style:style>
    <style:style style:name="Table5.K" style:family="table-column">
      <style:table-column-properties style:column-width="0.9063in"/>
    </style:style>
    <style:style style:name="Table5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K1" style:family="table-cell">
      <style:table-cell-properties fo:background-color="#eeeeee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Open Sans2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Open Sans2" officeooo:rsid="00bd516c" officeooo:paragraph-rsid="00409218"/>
    </style:style>
    <style:style style:name="P7" style:family="paragraph" style:parent-style-name="Standard">
      <style:text-properties officeooo:paragraph-rsid="00becaf5"/>
    </style:style>
    <style:style style:name="P8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Open Sans" fo:font-size="8pt" fo:font-style="normal" style:text-underline-style="none" fo:font-weight="normal" officeooo:rsid="00fc1fa5" officeooo:paragraph-rsid="010150c3" style:text-blinking="false" fo:background-color="transparent" style:font-size-asian="8pt" style:font-size-complex="8pt"/>
    </style:style>
    <style:style style:name="P10" style:family="paragraph" style:parent-style-name="Standard">
      <style:text-properties officeooo:rsid="00d804a8" officeooo:paragraph-rsid="00fe04bf"/>
    </style:style>
    <style:style style:name="P11" style:family="paragraph" style:parent-style-name="Standard">
      <style:text-properties officeooo:rsid="00d804a8" officeooo:paragraph-rsid="010150c3"/>
    </style:style>
    <style:style style:name="P12" style:family="paragraph" style:parent-style-name="Standard">
      <style:text-properties officeooo:paragraph-rsid="010150c3"/>
    </style:style>
    <style:style style:name="P13" style:family="paragraph" style:parent-style-name="Table_20_Contents">
      <style:paragraph-properties fo:text-align="center" style:justify-single-word="false"/>
      <style:text-properties style:font-name="Open Sans" fo:font-size="8pt" officeooo:rsid="00fc1fa5" officeooo:paragraph-rsid="010150c3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Open Sans" fo:font-size="8pt" officeooo:rsid="00fc1fa5" officeooo:paragraph-rsid="010150c3" style:font-size-asian="8pt" style:font-size-complex="8pt"/>
    </style:style>
    <style:style style:name="P15" style:family="paragraph" style:parent-style-name="Table_20_Contents">
      <style:text-properties style:font-name="Open Sans" fo:font-size="8pt" officeooo:paragraph-rsid="010150c3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Open Sans" fo:font-size="8pt" officeooo:rsid="01030f2d" officeooo:paragraph-rsid="01030f2d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Open Sans" fo:font-size="8pt" fo:font-weight="bold" officeooo:rsid="00f79353" officeooo:paragraph-rsid="010150c3" style:font-size-asian="8pt" style:font-weight-asian="bold" style:font-size-complex="8pt" style:font-weight-complex="bold"/>
    </style:style>
    <style:style style:name="P18" style:family="paragraph" style:parent-style-name="Table_20_Contents">
      <style:text-properties style:font-name="Open Sans" fo:font-size="8pt" fo:font-weight="bold" officeooo:rsid="00f7effb" officeooo:paragraph-rsid="010150c3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Open Sans" fo:font-size="8pt" fo:font-weight="bold" officeooo:rsid="00fc1fa5" officeooo:paragraph-rsid="010150c3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Open Sans" fo:font-size="8pt" fo:font-weight="bold" officeooo:paragraph-rsid="010150c3" style:font-size-asian="8pt" style:font-weight-asian="bold" style:font-size-complex="8pt" style:font-weight-complex="bold"/>
    </style:style>
    <style:style style:name="T1" style:family="text">
      <style:text-properties officeooo:rsid="00f79353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[DOCUMENT_NAME]</text:p>
      <text:p text:style-name="P10"/>
      <text:p text:style-name="P11"/>
      <table:table table:name="Table4" table:style-name="Table4">
        <table:table-column table:style-name="Table4.A"/>
        <table:table-column table:style-name="Table4.B"/>
        <table:table-column table:style-name="Table4.C" table:number-columns-repeated="3"/>
        <table:table-column table:style-name="Table4.F"/>
        <table:table-column table:style-name="Table4.B"/>
        <table:table-column table:style-name="Table4.C" table:number-columns-repeated="3"/>
        <table:table-column table:style-name="Table4.K"/>
        <table:table-row>
          <table:table-cell table:style-name="Table4.A1" office:value-type="string">
            <text:p text:style-name="P17">Libellé</text:p>
          </table:table-cell>
          <table:table-cell table:style-name="Table4.A1" office:value-type="string">
            <text:p text:style-name="P17">Mise en</text:p>
            <text:p text:style-name="P17">service</text:p>
          </table:table-cell>
          <table:table-cell table:style-name="Table4.A1" office:value-type="string">
            <text:p text:style-name="P17">Prix TTC</text:p>
          </table:table-cell>
          <table:table-cell table:style-name="Table4.A1" office:value-type="string">
            <text:p text:style-name="P17">Montant TVA</text:p>
          </table:table-cell>
          <table:table-cell table:style-name="Table4.A1" office:value-type="string">
            <text:p text:style-name="P17">Base</text:p>
            <text:p text:style-name="P17">amortissable</text:p>
          </table:table-cell>
          <table:table-cell table:style-name="Table4.A1" office:value-type="string">
            <text:p text:style-name="P17">Taux</text:p>
          </table:table-cell>
          <table:table-cell table:style-name="Table4.A1" office:value-type="string">
            <text:p text:style-name="P17">Type</text:p>
          </table:table-cell>
          <table:table-cell table:style-name="Table4.A1" office:value-type="string">
            <text:p text:style-name="P17">Amort.</text:p>
            <text:p text:style-name="P17">antérieur</text:p>
          </table:table-cell>
          <table:table-cell table:style-name="Table4.A1" office:value-type="string">
            <text:p text:style-name="P17">Amort. de la période</text:p>
          </table:table-cell>
          <table:table-cell table:style-name="Table4.A1" office:value-type="string">
            <text:p text:style-name="P17">Amort.</text:p>
            <text:p text:style-name="P17">cumulé</text:p>
          </table:table-cell>
          <table:table-cell table:style-name="Table4.K1" office:value-type="string">
            <text:p text:style-name="P17">Valeur</text:p>
            <text:p text:style-name="P17">résiduelle</text:p>
          </table:table-cell>
        </table:table-row>
      </table:table>
      <text:section text:style-name="Sect1" text:name="Section1">
        <table:table table:name="Table2" table:style-name="Table2">
          <table:table-column table:style-name="Table2.A"/>
          <table:table-column table:style-name="Table2.B"/>
          <table:table-column table:style-name="Table2.C" table:number-columns-repeated="3"/>
          <table:table-column table:style-name="Table2.F"/>
          <table:table-column table:style-name="Table2.B"/>
          <table:table-column table:style-name="Table2.C" table:number-columns-repeated="3"/>
          <table:table-column table:style-name="Table2.K"/>
          <table:table-row>
            <table:table-cell table:style-name="Table2.A1" office:value-type="string">
              <text:p text:style-name="P9">[LABEL]</text:p>
            </table:table-cell>
            <table:table-cell table:style-name="Table2.A1" office:value-type="string">
              <text:p text:style-name="P13">[STARTED_ON]</text:p>
            </table:table-cell>
            <table:table-cell table:style-name="Table2.A1" office:value-type="string">
              <text:p text:style-name="P14">[AMOUNT]</text:p>
            </table:table-cell>
            <table:table-cell table:style-name="Table2.A1" office:value-type="string">
              <text:p text:style-name="P14">[TAX_AMOUNT]</text:p>
            </table:table-cell>
            <table:table-cell table:style-name="Table2.A1" office:value-type="string">
              <text:p text:style-name="P14">[DEPRECIABLE_AMOUNT]</text:p>
            </table:table-cell>
            <table:table-cell table:style-name="Table2.A1" office:value-type="string">
              <text:p text:style-name="P13">[DEPRECIATION_PERCENTAGE]</text:p>
            </table:table-cell>
            <table:table-cell table:style-name="Table2.A1" office:value-type="string">
              <text:p text:style-name="P13">[DEPRECIATION_METHOD]</text:p>
            </table:table-cell>
            <table:table-cell table:style-name="Table2.A1" office:value-type="string">
              <text:p text:style-name="P14">[DEPRECIATED_AMOUNT]</text:p>
            </table:table-cell>
            <table:table-cell table:style-name="Table2.A1" office:value-type="string">
              <text:p text:style-name="P16">[CURRENT_DEPRECIATION_AMOUNT]</text:p>
            </table:table-cell>
            <table:table-cell table:style-name="Table2.A1" office:value-type="string">
              <text:p text:style-name="P14">[CUMULATED_DEPRECIATED_AMOUNT]</text:p>
            </table:table-cell>
            <table:table-cell table:style-name="Table2.K1" office:value-type="string">
              <text:p text:style-name="P14">[NET_BOOK_VALUE]</text:p>
            </table:table-cell>
          </table:table-row>
        </table:table>
      </text:section>
      <table:table table:name="Table5" table:style-name="Table5">
        <table:table-column table:style-name="Table5.A"/>
        <table:table-column table:style-name="Table5.B"/>
        <table:table-column table:style-name="Table5.C" table:number-columns-repeated="3"/>
        <table:table-column table:style-name="Table5.F"/>
        <table:table-column table:style-name="Table5.B"/>
        <table:table-column table:style-name="Table5.C" table:number-columns-repeated="3"/>
        <table:table-column table:style-name="Table5.K"/>
        <table:table-row>
          <table:table-cell table:style-name="Table5.A1" office:value-type="string">
            <text:p text:style-name="P18">Total</text:p>
          </table:table-cell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9">[TOTAL_AMOUNT]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19">[TOTAL_DEPRECIABLE_AMOUNT]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19">[TOTAL_DEPRECIATED_AMOUNT]</text:p>
          </table:table-cell>
          <table:table-cell table:style-name="Table5.A1" office:value-type="string">
            <text:p text:style-name="P19">[TOTAL_CURRENT_DEPRECIATION_AMOUNT]</text:p>
          </table:table-cell>
          <table:table-cell table:style-name="Table5.A1" office:value-type="string">
            <text:p text:style-name="P19">[TOTAL_CUMULATED_DEPRECIATION_AMOUNT]</text:p>
          </table:table-cell>
          <table:table-cell table:style-name="Table5.K1" office:value-type="string">
            <text:p text:style-name="P19">[TOTAL_NET_BOOK_VALUE]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1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0.9028in" table:align="margins"/>
    </style:style>
    <style:style style:name="Table1.A" style:family="table-column">
      <style:table-column-properties style:column-width="9.6486in" style:rel-column-width="57997*"/>
    </style:style>
    <style:style style:name="Table1.B" style:family="table-column">
      <style:table-column-properties style:column-width="1.2542in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becaf5"/>
    </style:style>
    <style:style style:name="MT1" style:family="text">
      <style:text-properties officeooo:rsid="00f79353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1701in" fo:margin-bottom="0.1701in" fo:margin-left="0.3937in" fo:margin-right="0.3937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272in" svg:y="-0.0016in" svg:width="0.2555in" svg:height="0.2752in" draw:z-index="0"><draw:image xlink:href="Pictures/1000020100000AE200000BB88CCB870184262027.png" xlink:type="simple" xlink:show="embed" xlink:actuate="onLoad"/></draw:frame><text:tab/>Comptabilité</text:p>
        <text:p text:style-name="MP1"><text:tab/><text:span text:style-name="MT1">Au [STOPPED_ON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><draw:frame draw:style-name="Mfr1" draw:name="Image2" text:anchor-type="paragraph" svg:x="0.961in" svg:y="-7.5028in" svg:width="0.2965in" svg:height="0.2965in" draw:z-index="1"><draw:image xlink:href="Pictures/10000201000001E0000001E038A8B562F8DE3493.png" xlink:type="simple" xlink:show="embed" xlink:actuate="onLoad"/></draw:frame></text:p>
              <text:p text:style-name="MP4"><text:span text:style-name="MT4">Page </text:span><text:span text:style-name="MT4"><text:page-number text:select-page="current">1</text:page-number></text:span><text:span text:style-name="MT4"> 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8-12-06T14:53:32.906625638</dc:date>
    <meta:editing-duration>PT10H13M41S</meta:editing-duration>
    <meta:editing-cycles>177</meta:editing-cycles>
    <meta:generator>LibreOffice/5.1.6.2$Linux_X86_64 LibreOffice_project/10m0$Build-2</meta:generator>
    <meta:document-statistic meta:table-count="4" meta:image-count="2" meta:object-count="0" meta:page-count="1" meta:paragraph-count="40" meta:word-count="56" meta:character-count="610" meta:non-whitespace-character-count="592"/>
  </office:meta>
</office:document-meta>
</file>